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FB00000672B6D7260ADE9D3C4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834in" fo:margin-left="-0.066in" fo:margin-top="0in" fo:margin-bottom="0in" table:align="left" style:writing-mode="lr-tb"/>
    </style:style>
    <style:style style:name="Table1.A" style:family="table-column">
      <style:table-column-properties style:column-width="2.3972in"/>
    </style:style>
    <style:style style:name="Table1.B" style:family="table-column">
      <style:table-column-properties style:column-width="0.9743in"/>
    </style:style>
    <style:style style:name="Table1.C" style:family="table-column">
      <style:table-column-properties style:column-width="0.975in"/>
    </style:style>
    <style:style style:name="Table1.D" style:family="table-column">
      <style:table-column-properties style:column-width="2.4868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b7b7b7" fo:padding-left="0.075in" fo:padding-right="0.075in" fo:padding-top="0in" fo:padding-bottom="0in" fo:border-left="0.5pt solid #b7b7b7" fo:border-right="0.5pt solid #b7b7b7" fo:border-top="0.5pt solid #b7b7b7" fo:border-bottom="0.5pt solid #cccccc">
        <style:background-image/>
      </style:table-cell-properties>
    </style:style>
    <style:style style:name="Table1.2" style:family="table-row">
      <style:table-row-properties style:min-row-height="0.3056in" fo:keep-together="auto"/>
    </style:style>
    <style:style style:name="Table1.A2" style:family="table-cell">
      <style:table-cell-properties fo:background-color="#efefef" fo:padding-left="0.075in" fo:padding-right="0.075in" fo:padding-top="0in" fo:padding-bottom="0in" fo:border="0.5pt solid #cccccc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0.5pt solid #cccccc"/>
    </style:style>
    <style:style style:name="Table1.B3" style:family="table-cell">
      <style:table-cell-properties fo:padding-left="0.075in" fo:padding-right="0.075in" fo:padding-top="0in" fo:padding-bottom="0in" fo:border="0.5pt solid #cccccc"/>
    </style:style>
    <style:style style:name="Table1.C3" style:family="table-cell">
      <style:table-cell-properties fo:padding-left="0.075in" fo:padding-right="0.075in" fo:padding-top="0in" fo:padding-bottom="0in" fo:border="0.5pt solid #cccccc"/>
    </style:style>
    <style:style style:name="Table1.D3" style:family="table-cell">
      <style:table-cell-properties fo:padding-left="0.075in" fo:padding-right="0.075in" fo:padding-top="0in" fo:padding-bottom="0in" fo:border="0.5pt solid #cccccc"/>
    </style:style>
    <style:style style:name="Table1.4" style:family="table-row">
      <style:table-row-properties fo:keep-together="auto"/>
    </style:style>
    <style:style style:name="Table2" style:family="table">
      <style:table-properties style:width="6.834in" fo:margin-left="-0.0625in" fo:margin-top="0in" fo:margin-bottom="0in" table:align="left" style:writing-mode="lr-tb"/>
    </style:style>
    <style:style style:name="Table2.A" style:family="table-column">
      <style:table-column-properties style:column-width="2.059in"/>
    </style:style>
    <style:style style:name="Table2.B" style:family="table-column">
      <style:table-column-properties style:column-width="1.1313in"/>
    </style:style>
    <style:style style:name="Table2.C" style:family="table-column">
      <style:table-column-properties style:column-width="1.3472in"/>
    </style:style>
    <style:style style:name="Table2.D" style:family="table-column">
      <style:table-column-properties style:column-width="2.2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0694in" fo:border-left="1pt solid #b7b7b7" fo:border-right="1pt solid #b7b7b7" fo:border-top="1pt solid #b7b7b7" fo:border-bottom="1pt solid #cccccc">
        <style:background-image/>
      </style:table-cell-properties>
    </style:style>
    <style:style style:name="Table2.A2" style:family="table-cell">
      <style:table-cell-properties fo:background-color="#efefef" fo:padding="0.0694in" fo:border="1pt solid #cccccc">
        <style:background-image/>
      </style:table-cell-properties>
    </style:style>
    <style:style style:name="Table2.A3" style:family="table-cell">
      <style:table-cell-properties fo:padding="0.0694in" fo:border="1pt solid #cccccc"/>
    </style:style>
    <style:style style:name="Table2.B3" style:family="table-cell">
      <style:table-cell-properties fo:padding="0.0694in" fo:border="1pt solid #cccccc"/>
    </style:style>
    <style:style style:name="Table2.C3" style:family="table-cell">
      <style:table-cell-properties fo:padding="0.0694in" fo:border="1pt solid #cccccc"/>
    </style:style>
    <style:style style:name="Table2.D3" style:family="table-cell">
      <style:table-cell-properties fo:padding="0.0694in" fo:border="1pt solid #cccccc"/>
    </style:style>
    <style:style style:name="Table2.4" style:family="table-row">
      <style:table-row-properties style:min-row-height="0.25in" fo:keep-together="auto"/>
    </style:style>
    <style:style style:name="Table2.A4" style:family="table-cell">
      <style:table-cell-properties fo:padding="0.0694in" fo:border="1pt solid #cccccc"/>
    </style:style>
    <style:style style:name="Table2.B4" style:family="table-cell">
      <style:table-cell-properties fo:padding="0.0694in" fo:border="1pt solid #cccccc"/>
    </style:style>
    <style:style style:name="Table3" style:family="table">
      <style:table-properties style:width="4.9507in" fo:margin-left="0.0035in" fo:margin-top="0in" fo:margin-bottom="0in" table:align="left" style:writing-mode="lr-tb"/>
    </style:style>
    <style:style style:name="Table3.A" style:family="table-column">
      <style:table-column-properties style:column-width="1.891in"/>
    </style:style>
    <style:style style:name="Table3.B" style:family="table-column">
      <style:table-column-properties style:column-width="3.05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4.9507in" fo:margin-left="0.0035in" fo:margin-top="0in" fo:margin-bottom="0in" table:align="left" style:writing-mode="lr-tb"/>
    </style:style>
    <style:style style:name="Table4.A" style:family="table-column">
      <style:table-column-properties style:column-width="1.7931in"/>
    </style:style>
    <style:style style:name="Table4.B" style:family="table-column">
      <style:table-column-properties style:column-width="3.156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3.6021in" fo:margin-left="0.0035in" fo:margin-top="0in" fo:margin-bottom="0in" table:align="left" style:writing-mode="lr-tb"/>
    </style:style>
    <style:style style:name="Table5.A" style:family="table-column">
      <style:table-column-properties style:column-width="3.602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3.5694in" fo:margin-left="0.0035in" fo:margin-top="0in" fo:margin-bottom="0in" table:align="left" style:writing-mode="lr-tb"/>
    </style:style>
    <style:style style:name="Table6.A" style:family="table-column">
      <style:table-column-properties style:column-width="3.56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4.9507in" fo:margin-left="0.0035in" fo:margin-top="0in" fo:margin-bottom="0in" table:align="left" style:writing-mode="lr-tb"/>
    </style:style>
    <style:style style:name="Table7.A" style:family="table-column">
      <style:table-column-properties style:column-width="0.9736in"/>
    </style:style>
    <style:style style:name="Table7.B" style:family="table-column">
      <style:table-column-properties style:column-width="3.976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3.6021in" fo:margin-left="0.0035in" fo:margin-top="0in" fo:margin-bottom="0in" table:align="left" style:writing-mode="lr-tb"/>
    </style:style>
    <style:style style:name="Table5.A" style:family="table-column">
      <style:table-column-properties style:column-width="3.602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3.5694in" fo:margin-left="0.0035in" fo:margin-top="0in" fo:margin-bottom="0in" table:align="left" style:writing-mode="lr-tb"/>
    </style:style>
    <style:style style:name="Table6.A" style:family="table-column">
      <style:table-column-properties style:column-width="3.56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8451in" fo:margin-left="-0.0715in" fo:margin-top="0in" fo:margin-bottom="0in" table:align="left" style:writing-mode="lr-tb"/>
    </style:style>
    <style:style style:name="Table8.A" style:family="table-column">
      <style:table-column-properties style:column-width="1.3493in"/>
    </style:style>
    <style:style style:name="Table8.B" style:family="table-column">
      <style:table-column-properties style:column-width="5.495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4.9507in" fo:margin-left="0.0035in" fo:margin-top="0in" fo:margin-bottom="0in" table:align="left" style:writing-mode="lr-tb"/>
    </style:style>
    <style:style style:name="Table3.A" style:family="table-column">
      <style:table-column-properties style:column-width="1.891in"/>
    </style:style>
    <style:style style:name="Table3.B" style:family="table-column">
      <style:table-column-properties style:column-width="3.05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4.9507in" fo:margin-left="0.0035in" fo:margin-top="0in" fo:margin-bottom="0in" table:align="left" style:writing-mode="lr-tb"/>
    </style:style>
    <style:style style:name="Table4.A" style:family="table-column">
      <style:table-column-properties style:column-width="1.7931in"/>
    </style:style>
    <style:style style:name="Table4.B" style:family="table-column">
      <style:table-column-properties style:column-width="3.156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4.9507in" fo:margin-left="0.0035in" fo:margin-top="0in" fo:margin-bottom="0in" table:align="left" style:writing-mode="lr-tb"/>
    </style:style>
    <style:style style:name="Table7.A" style:family="table-column">
      <style:table-column-properties style:column-width="0.9736in"/>
    </style:style>
    <style:style style:name="Table7.B" style:family="table-column">
      <style:table-column-properties style:column-width="3.976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3.6021in" fo:margin-left="0.0035in" fo:margin-top="0in" fo:margin-bottom="0in" table:align="left" style:writing-mode="lr-tb"/>
    </style:style>
    <style:style style:name="Table5.A" style:family="table-column">
      <style:table-column-properties style:column-width="3.602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3.5694in" fo:margin-left="0.0035in" fo:margin-top="0in" fo:margin-bottom="0in" table:align="left" style:writing-mode="lr-tb"/>
    </style:style>
    <style:style style:name="Table6.A" style:family="table-column">
      <style:table-column-properties style:column-width="3.56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rame_20_contents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Standard">
      <style:paragraph-properties fo:orphans="0" fo:widows="0"/>
      <style:text-properties style:font-name="Calibri" style:font-name-asian="Calibri1" style:font-name-complex="Calibri1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Calibri" style:font-name-asian="Calibri1" style:font-name-complex="Calibri1"/>
    </style:style>
    <style:style style:name="P7" style:family="paragraph" style:parent-style-name="Standard">
      <style:paragraph-properties fo:margin-left="0in" fo:margin-right="0in" fo:text-align="center" style:justify-single-word="false" fo:orphans="0" fo:widows="0" fo:text-indent="-0.0016in" style:auto-text-indent="false"/>
      <style:text-properties style:font-name="Calibri" style:font-name-asian="Calibri1" style:font-name-complex="Calibri1"/>
    </style:style>
    <style:style style:name="P8" style:family="paragraph" style:parent-style-name="Standard">
      <style:paragraph-properties fo:orphans="0" fo:widows="0"/>
      <style:text-properties style:font-name="Calibri" fo:font-size="6pt" style:font-name-asian="Calibri1" style:font-size-asian="6pt" style:font-name-complex="Calibri1" style:font-size-complex="6pt"/>
    </style:style>
    <style:style style:name="P9" style:family="paragraph" style:parent-style-name="Standard">
      <style:paragraph-properties fo:orphans="0" fo:widows="0"/>
      <style:text-properties style:font-name="Calibri" fo:font-weight="bold" style:font-name-asian="Calibri1" style:font-weight-asian="bold" style:font-name-complex="Calibri1"/>
    </style:style>
    <style:style style:name="P10" style:family="paragraph" style:parent-style-name="Standard">
      <style:paragraph-properties fo:orphans="0" fo:widows="0"/>
      <style:text-properties style:font-name="Calibri" fo:font-size="8pt" style:font-name-asian="Calibri1" style:font-size-asian="8pt" style:font-name-complex="Calibri1" style:font-size-complex="8pt"/>
    </style:style>
    <style:style style:name="P11" style:family="paragraph" style:parent-style-name="Standard">
      <style:paragraph-properties fo:orphans="0" fo:widows="0"/>
      <style:text-properties style:font-name="Calibri" fo:font-style="italic" style:font-name-asian="Calibri1" style:font-style-asian="italic" style:font-name-complex="Calibri1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 style:list-style-name="WWNum1">
      <style:paragraph-properties fo:line-height="115%" fo:orphans="0" fo:widows="0" fo:padding="0in" fo:border="none" style:shadow="none" style:join-border="false"/>
    </style:style>
    <style:style style:name="P14" style:family="paragraph" style:parent-style-name="Standard" style:list-style-name="WWNum2">
      <style:paragraph-properties fo:line-height="115%" fo:orphans="0" fo:widows="0" fo:padding="0in" fo:border="none" style:shadow="none" style:join-border="false"/>
    </style:style>
    <style:style style:name="P15" style:family="paragraph" style:parent-style-name="Standard" style:list-style-name="WWNum3">
      <style:paragraph-properties fo:line-height="115%" fo:orphans="0" fo:widows="0" fo:padding="0in" fo:border="none" style:shadow="none" style:join-border="false"/>
    </style:style>
    <style:style style:name="P16" style:family="paragraph" style:parent-style-name="Standard">
      <style:paragraph-properties fo:margin-left="2.0673in" fo:margin-right="0in" fo:line-height="150%" fo:orphans="0" fo:widows="0" fo:text-indent="0in" style:auto-text-indent="false"/>
    </style:style>
    <style:style style:name="P17" style:family="paragraph" style:parent-style-name="Standard">
      <style:paragraph-properties fo:line-height="100%" fo:text-align="center" style:justify-single-word="false" fo:orphans="0" fo:widows="0"/>
    </style:style>
    <style:style style:name="P18" style:family="paragraph" style:parent-style-name="Standard">
      <style:paragraph-properties fo:margin-left="0in" fo:margin-right="0in" fo:line-height="100%" fo:text-align="center" style:justify-single-word="false" fo:orphans="0" fo:widows="0" fo:text-indent="-0.0016in" style:auto-text-indent="false"/>
    </style:style>
    <style:style style:name="P19" style:family="paragraph" style:parent-style-name="Standard">
      <style:paragraph-properties fo:line-height="100%" fo:orphans="0" fo:widows="0"/>
    </style:style>
    <style:style style:name="P20" style:family="paragraph" style:parent-style-name="Standard">
      <style:paragraph-properties fo:orphans="0" fo:widows="0"/>
      <style:text-properties fo:color="#767171" loext:opacity="100%" style:font-name="Calibri" fo:font-size="8pt" fo:font-weight="bold" style:font-name-asian="Calibri1" style:font-size-asian="8pt" style:font-weight-asian="bold" style:font-name-complex="Calibri1" style:font-size-complex="8pt"/>
    </style:style>
    <style:style style:name="P21" style:family="paragraph" style:parent-style-name="Standard">
      <style:paragraph-properties fo:text-align="center" style:justify-single-word="false" fo:orphans="0" fo:widows="0"/>
      <style:text-properties fo:color="#767171" loext:opacity="100%" style:font-name="Calibri" fo:font-size="8pt" fo:font-weight="bold" style:font-name-asian="Calibri1" style:font-size-asian="8pt" style:font-weight-asian="bold" style:font-name-complex="Calibri1" style:font-size-complex="8pt"/>
    </style:style>
    <style:style style:name="P22" style:family="paragraph" style:parent-style-name="Standard">
      <style:paragraph-properties fo:text-align="center" style:justify-single-word="false" fo:orphans="0" fo:widows="0" fo:break-before="page"/>
      <style:text-properties fo:color="#767171" loext:opacity="100%" style:font-name="Calibri" fo:font-size="8pt" fo:font-weight="bold" style:font-name-asian="Calibri1" style:font-size-asian="8pt" style:font-weight-asian="bold" style:font-name-complex="Calibri1" style:font-size-complex="8pt"/>
    </style:style>
    <style:style style:name="P23" style:family="paragraph" style:parent-style-name="Standard">
      <style:paragraph-properties fo:text-align="justify" style:justify-single-word="false" fo:orphans="0" fo:widows="0"/>
    </style:style>
    <style:style style:name="P24" style:family="paragraph" style:parent-style-name="Standard" style:list-style-name="WWNum2">
      <style:paragraph-properties fo:text-align="justify" style:justify-single-word="false" fo:orphans="0" fo:widows="0" fo:padding="0in" fo:border="none" style:shadow="none" style:join-border="false"/>
    </style:style>
    <style:style style:name="P25" style:family="paragraph" style:parent-style-name="Standard">
      <style:text-properties fo:font-weight="normal" officeooo:rsid="0003081f" officeooo:paragraph-rsid="0015bcf8" style:font-weight-asian="normal" style:font-weight-complex="normal"/>
    </style:style>
    <style:style style:name="P26" style:family="paragraph" style:parent-style-name="Standard" style:list-style-name="WWNum1">
      <style:paragraph-properties fo:line-height="115%" fo:orphans="0" fo:widows="0" fo:padding="0in" fo:border="none" style:shadow="none" style:join-border="false"/>
      <style:text-properties officeooo:rsid="0015bcf8" officeooo:paragraph-rsid="0015bcf8"/>
    </style:style>
    <style:style style:name="P27" style:family="paragraph">
      <loext:graphic-properties draw:fill="solid" draw:fill-color="#a0a0a0"/>
      <style:paragraph-properties fo:text-align="center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fo:color="#767171" loext:opacity="100%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fo:color="#767171" loext:opacity="100%" style:font-name="Calibri" fo:font-size="8pt" fo:font-weight="bold" style:font-name-asian="Calibri1" style:font-size-asian="8pt" style:font-weight-asian="bold" style:font-name-complex="Calibri1" style:font-size-complex="8pt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officeooo:rsid="0015bcf8" style:font-name-asian="Calibri1" style:font-name-complex="Calibri1"/>
    </style:style>
    <style:style style:name="T5" style:family="text">
      <style:text-properties style:font-name="Calibri" fo:font-weight="bold" style:font-name-asian="Calibri1" style:font-weight-asian="bold" style:font-name-complex="Calibri1"/>
    </style:style>
    <style:style style:name="T6" style:family="text">
      <style:text-properties style:font-name="Calibri" fo:font-size="10pt" style:font-name-asian="Calibri1" style:font-size-asian="10pt" style:font-name-complex="Calibri1" style:font-size-complex="10pt"/>
    </style:style>
    <style:style style:name="T7" style:family="text">
      <style:text-properties style:font-name="Calibri" fo:font-size="10pt" fo:font-weight="bold" fo:background-color="#a5a5a5" loext:char-shading-value="0" style:font-name-asian="Calibri1" style:font-size-asian="10pt" style:font-weight-asian="bold" style:font-name-complex="Calibri1" style:font-size-complex="10pt"/>
    </style:style>
    <style:style style:name="T8" style:family="text">
      <style:text-properties style:font-name="Calibri" fo:font-size="8pt" style:font-name-asian="Calibri1" style:font-size-asian="8pt" style:font-name-complex="Calibri1" style:font-size-complex="8pt"/>
    </style:style>
    <style:style style:name="T9" style:family="text">
      <style:text-properties style:font-name="Calibri" fo:font-size="8pt" fo:font-weight="bold" fo:background-color="#ededed" loext:char-shading-value="0" style:font-name-asian="Calibri1" style:font-size-asian="8pt" style:font-weight-asian="bold" style:font-name-complex="Calibri1" style:font-size-complex="8pt"/>
    </style:style>
    <style:style style:name="T10" style:family="text">
      <style:text-properties style:font-name="Calibri" fo:font-size="8pt" fo:font-weight="bold" style:font-name-asian="Calibri1" style:font-size-asian="8pt" style:font-weight-asian="bold" style:font-name-complex="Calibri1" style:font-size-complex="8pt"/>
    </style:style>
    <style:style style:name="T11" style:family="text">
      <style:text-properties style:font-name="Calibri" fo:font-size="8pt" fo:background-color="#ededed" loext:char-shading-value="0" style:font-name-asian="Calibri1" style:font-size-asian="8pt" style:font-name-complex="Calibri1" style:font-size-complex="8pt"/>
    </style:style>
    <style:style style:name="T12" style:family="text">
      <style:text-properties style:font-name="Calibri" fo:font-size="6pt" style:font-name-asian="Calibri1" style:font-size-asian="6pt" style:font-name-complex="Calibri1" style:font-size-complex="6pt"/>
    </style:style>
    <style:style style:name="T13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T14" style:family="text">
      <style:text-properties style:font-name="Calibri" fo:font-style="italic" style:font-name-asian="Calibri1" style:font-style-asian="italic" style:font-name-complex="Calibri1"/>
    </style:style>
    <style:style style:name="T15" style:family="text">
      <style:text-properties fo:color="#000000" loext:opacity="100%" style:font-name="Calibri" style:font-name-asian="Calibri1" style:font-name-complex="Calibri1"/>
    </style:style>
    <style:style style:name="T16" style:family="text">
      <style:text-properties fo:color="#000000" loext:opacity="100%" style:font-name="Calibri" fo:font-size="9pt" style:font-name-asian="Calibri1" style:font-size-asian="9pt" style:font-name-complex="Calibri1" style:font-size-complex="9pt"/>
    </style:style>
    <style:style style:name="T17" style:family="text">
      <style:text-properties fo:color="#000000" loext:opacity="100%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solid" svg:stroke-width="0.0102in" svg:stroke-color="#000000" draw:stroke-linejoin="round" svg:stroke-linecap="butt" draw:fill="solid" draw:fill-color="#ffffff" loext:fill-theme-color="lt1" draw:textarea-vertical-align="middle" draw:auto-grow-height="false" fo:min-height="0in" fo:min-width="0in" fo:padding-top="0.1in" fo:padding-bottom="0.1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4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back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ormato de Registro de Proyectos Modulares</text:span><text:span text:style-name="T1"/></text:p>
      <text:p text:style-name="Standard"><draw:rect text:anchor-type="as-char" style:rel-width="100%" draw:z-index="17" draw:style-name="gr1" draw:text-style-name="P27" svg:width="6.6933in" svg:height="0.0213in"><text:p/></draw:rect><text:span text:style-name="T3"/></text:p>
      <text:p text:style-name="P5"/>
      <text:p text:style-name="P12"><text:span text:style-name="T5">Título del Proyecto Modular: <text:tab/><text:tab/><text:tab/><text:tab/><text:tab/><text:tab/>Folio: </text:span><text:span text:style-name="T6">&lt;&lt; asignado en coordinación &gt;&gt;</text:span><text:span text:style-name="T6"/></text:p>
      <text:p text:style-name="P5"/>
      <text:p text:style-name="P12"><text:span text:style-name="T3">&lt;&lt;Título del Proyecto Modular &gt;&gt;</text:span><text:span text:style-name="T3"/></text:p>
      <text:p text:style-name="P5"/>
      <text:p text:style-name="P12"><text:span text:style-name="T5">Proyecto Modular:</text:span><text:span text:style-name="T3"> </text:span><text:span text:style-name="T3"/></text:p>
      <text:p text:style-name="P16"><text:bookmark text:name="_gjdgxs"/><text:span text:style-name="T3">Gestión de la Tecnología de Información </text:span><draw:custom-shape text:anchor-type="char" draw:z-index="16" draw:name="Rectángulo 1" draw:style-name="gr2" draw:text-style-name="P28" svg:width="0.0815in" svg:height="0.087in" svg:x="1.889in" svg:y="0.0555in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P16"><text:span text:style-name="T3">Sistemas Robustos, Paralelos y Distribuidos </text:span><draw:custom-shape text:anchor-type="char" draw:z-index="18" draw:name="Rectángulo 3" draw:style-name="gr2" draw:text-style-name="P28" svg:width="0.0815in" svg:height="0.087in" svg:x="1.889in" svg:y="0.0417in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P16"><text:span text:style-name="T3">Cómputo Flexible (softcomputing)</text:span><draw:custom-shape text:anchor-type="char" draw:z-index="19" draw:name="Rectángulo 2" draw:style-name="gr2" draw:text-style-name="P28" svg:width="0.0815in" svg:height="0.087in" svg:x="1.889in" svg:y="0.0417in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P5"/>
      <text:p text:style-name="P12"><text:span text:style-name="T5">Integrantes del Proyecto:</text:span><text:span text:style-name="T5"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5">Nombre del Alumno</text:span><text:span text:style-name="T7"/></text:p>
          </table:table-cell>
          <table:table-cell table:style-name="Table1.A1" office:value-type="string">
            <text:p text:style-name="P3"><text:span text:style-name="T5">Código </text:span><text:span text:style-name="T5"/></text:p>
          </table:table-cell>
          <table:table-cell table:style-name="Table1.A1" office:value-type="string">
            <text:p text:style-name="P3"><text:span text:style-name="T5">Carrera</text:span><text:span text:style-name="T5"/></text:p>
          </table:table-cell>
          <table:table-cell table:style-name="Table1.A1" office:value-type="string">
            <text:p text:style-name="P3"><text:span text:style-name="T5">Correo electrónico</text:span><text:span text:style-name="T5"/></text:p>
          </table:table-cell>
        </table:table-row>
        <table:table-row table:style-name="Table1.2">
          <table:table-cell table:style-name="Table1.A2" office:value-type="string">
            <text:p text:style-name="P12"><text:span text:style-name="T8"><text:s/>&lt;&lt;Nombre Alumno (Representante):&gt;&gt;</text:span><text:span text:style-name="T9"/></text:p>
          </table:table-cell>
          <table:table-cell table:style-name="Table1.A2" office:value-type="string">
            <text:p text:style-name="P3"><text:span text:style-name="T8">&lt;&lt;Código (Representante)&gt;&gt;</text:span><text:span text:style-name="T11"/></text:p>
          </table:table-cell>
          <table:table-cell table:style-name="Table1.A2" office:value-type="string">
            <text:p text:style-name="P3"><text:span text:style-name="T8">&lt;&lt;Carrera (Representante)&gt;&gt;</text:span><text:span text:style-name="T11"/></text:p>
          </table:table-cell>
          <table:table-cell table:style-name="Table1.A2" office:value-type="string">
            <text:p text:style-name="P3"><text:span text:style-name="T8">&lt;&lt;E-mail (Representante)&gt;&gt;</text:span><text:span text:style-name="T11"/></text:p>
          </table:table-cell>
        </table:table-row>
        <table:table-row table:style-name="Table1.3">
          <table:table-cell table:style-name="Table1.A3" office:value-type="string">
            <text:p text:style-name="P12"><text:span text:style-name="T8">&lt;&lt;Nombre Alumno (2do):&gt;&gt;</text:span><text:span text:style-name="T10"/></text:p>
          </table:table-cell>
          <table:table-cell table:style-name="Table1.B3" office:value-type="string">
            <text:p text:style-name="P3"><text:span text:style-name="T8">&lt;&lt;Código (2do)&gt;&gt;</text:span><text:span text:style-name="T8"/></text:p>
          </table:table-cell>
          <table:table-cell table:style-name="Table1.C3" office:value-type="string">
            <text:p text:style-name="P3"><text:span text:style-name="T8">&lt;&lt;Carrera (2do)&gt;&gt;</text:span><text:span text:style-name="T8"/></text:p>
          </table:table-cell>
          <table:table-cell table:style-name="Table1.D3" office:value-type="string">
            <text:p text:style-name="P3"><text:span text:style-name="T8">&lt;&lt;E-mail (2do)&gt;&gt;</text:span><text:span text:style-name="T8"/></text:p>
          </table:table-cell>
        </table:table-row>
        <table:table-row table:style-name="Table1.4">
          <table:table-cell table:style-name="Table1.A2" office:value-type="string">
            <text:p text:style-name="P12"><text:span text:style-name="T8">&lt;&lt;Nombre Alumno (3ro):&gt;&gt;</text:span><text:span text:style-name="T9"/></text:p>
          </table:table-cell>
          <table:table-cell table:style-name="Table1.A2" office:value-type="string">
            <text:p text:style-name="P3"><text:span text:style-name="T8">&lt;&lt;Código (3ro)&gt;&gt;</text:span><text:span text:style-name="T11"/></text:p>
          </table:table-cell>
          <table:table-cell table:style-name="Table1.A2" office:value-type="string">
            <text:p text:style-name="P3"><text:span text:style-name="T8">&lt;&lt;Carrera (3ro)&gt;&gt;</text:span><text:span text:style-name="T11"/></text:p>
          </table:table-cell>
          <table:table-cell table:style-name="Table1.A2" office:value-type="string">
            <text:p text:style-name="P3"><text:span text:style-name="T8">&lt;&lt;E-mail (3ro)&gt;&gt;</text:span><text:span text:style-name="T11"/></text:p>
          </table:table-cell>
        </table:table-row>
      </table:table>
      <text:p text:style-name="P5"/>
      <text:p text:style-name="P12"><text:span text:style-name="T5">Asesor(es) del Proyecto:</text:span><text:span text:style-name="T5"/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<text:span text:style-name="T5">Nombre Profesor</text:span><text:span text:style-name="T5"/></text:p>
          </table:table-cell>
          <table:table-cell table:style-name="Table2.A1" office:value-type="string">
            <text:p text:style-name="P17"><text:span text:style-name="T5">Código</text:span><text:span text:style-name="T5"/></text:p>
          </table:table-cell>
          <table:table-cell table:style-name="Table2.A1" office:value-type="string">
            <text:p text:style-name="P17"><text:span text:style-name="T5">Departamento</text:span><text:span text:style-name="T5"/></text:p>
          </table:table-cell>
          <table:table-cell table:style-name="Table2.A1" office:value-type="string">
            <text:p text:style-name="P17"><text:span text:style-name="T5">Correo electrónico</text:span><text:span text:style-name="T5"/></text:p>
          </table:table-cell>
        </table:table-row>
        <table:table-row table:style-name="Table2.1">
          <table:table-cell table:style-name="Table2.A2" office:value-type="string">
            <text:p text:style-name="P19"><text:span text:style-name="T8"><text:s/>&lt;&lt;Nombre Profesor (1er Asesor):&gt;&gt;</text:span><text:span text:style-name="T8"/></text:p>
          </table:table-cell>
          <table:table-cell table:style-name="Table2.A2" office:value-type="string">
            <text:p text:style-name="P17"><text:span text:style-name="T8">&lt;&lt;Código (1er Asesor)&gt;&gt;</text:span><text:span text:style-name="T8"/></text:p>
          </table:table-cell>
          <table:table-cell table:style-name="Table2.A2" office:value-type="string">
            <text:p text:style-name="P17"><text:span text:style-name="T8"><text:s/>&lt;&lt;Departamento (1er Asesor)&gt;&gt;</text:span><text:span text:style-name="T8"/></text:p>
          </table:table-cell>
          <table:table-cell table:style-name="Table2.A2" office:value-type="string">
            <text:p text:style-name="P17"><text:span text:style-name="T8">&lt;&lt;E-mail (1er Asesor)&gt;&gt;</text:span><text:span text:style-name="T8"/></text:p>
          </table:table-cell>
        </table:table-row>
        <table:table-row table:style-name="Table2.1">
          <table:table-cell table:style-name="Table2.A3" office:value-type="string">
            <text:p text:style-name="P19"><text:span text:style-name="T8"><text:s/>&lt;&lt;Nombre Profesor (2do Asesor):&gt;&gt;</text:span><text:span text:style-name="T8"/></text:p>
          </table:table-cell>
          <table:table-cell table:style-name="Table2.B3" office:value-type="string">
            <text:p text:style-name="P17"><text:span text:style-name="T8">&lt;&lt;Código (2do Asesor)&gt;&gt;</text:span><text:span text:style-name="T8"/></text:p>
          </table:table-cell>
          <table:table-cell table:style-name="Table2.C3" office:value-type="string">
            <text:p text:style-name="P17"><text:span text:style-name="T8">&lt;&lt;Departamento (2do Asesor)&gt;&gt;</text:span><text:span text:style-name="T8"/></text:p>
          </table:table-cell>
          <table:table-cell table:style-name="Table2.D3" office:value-type="string">
            <text:p text:style-name="P17"><text:span text:style-name="T8">&lt;&lt;E-mail (2do Asesor)&gt;&gt;</text:span><text:span text:style-name="T8"/></text:p>
          </table:table-cell>
        </table:table-row>
        <table:table-row table:style-name="Table2.4">
          <table:table-cell table:style-name="Table2.A4" office:value-type="string">
            <text:p text:style-name="P19"><text:span text:style-name="T8">&lt;&lt;2do Asesor externo:&gt;&gt;</text:span><text:span text:style-name="T8"/></text:p>
          </table:table-cell>
          <table:table-cell table:style-name="Table2.B4" table:number-columns-spanned="3" office:value-type="string">
            <text:p text:style-name="P19"><text:span text:style-name="T8">&lt;&lt;Nombre de la Entidad donde Labora (2do Asesor)&gt;&gt;</text:span><text:span text:style-name="T8"/></text:p>
          </table:table-cell>
          <table:covered-table-cell/>
          <table:covered-table-cell/>
        </table:table-row>
      </table:table>
      <text:p text:style-name="P5"/>
      <text:p text:style-name="P5"/>
      <text:p text:style-name="P20"/>
      <text:p text:style-name="P3"><text:span text:style-name="T2">Guadalajara, Jalisco, a <text:s/>&lt;&lt;Fecha&gt;&gt;</text:span><text:span text:style-name="T2"/></text:p>
      <text:p text:style-name="P21"><text:bookmark text:name="_GoBack"/></text:p>
      <text:p text:style-name="P22"/>
      <text:p text:style-name="P2"><text:span text:style-name="T1">RESUMEN DEL PROYECTO</text:span><text:span text:style-name="T1"/></text:p>
      <text:p text:style-name="Standard"><draw:rect text:anchor-type="as-char" style:rel-width="100%" draw:z-index="20" draw:style-name="gr1" draw:text-style-name="P27" svg:width="6.6933in" svg:height="0.0213in"><text:p/></draw:rect><text:span text:style-name="T3"/></text:p>
      <text:p text:style-name="P23"><text:span text:style-name="T5">Instrucciones de llenado:</text:span><text:span text:style-name="T3"> Completar en su totalidad la siguiente tabla, atendiendo a las indicaciones específicas de cada rubro. En la metodología completar la información de acuerdo con los módulos a registrar.</text:span><text:span text:style-name="T3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<text:span text:style-name="T5">Objetivo general </text:span><text:span text:style-name="T5"/></text:p>
            <text:p text:style-name="P5"/>
            <text:p text:style-name="P12"><text:span text:style-name="T12">Es el planteamiento de una meta o un propósito a alcanzar, la finalidad del proyecto. Escribe la primera palabra del objetivo usando un verbo en tiempo infinitivo para especificar la descripción, funcionalidad o misión de lo que vas a desarrollar.</text:span><text:span text:style-name="T12"/></text:p>
            <text:p text:style-name="P5"/>
          </table:table-cell>
          <table:table-cell table:style-name="Table8.A1" office:value-type="string">
            <text:p text:style-name="P25"><text:span text:style-name="T3">Desarrollar un sistema informatico </text:span><text:span text:style-name="T4">con el fin de realizar la interacciòn cliente-restaurante a traves de una aplicaciòn en un dispositivo mobil.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T5">Objetivos específicos </text:span><text:span text:style-name="T5"/></text:p>
            <text:p text:style-name="P5"/>
            <text:p text:style-name="P12"><text:span text:style-name="T12">Son pormenorizados del objetivo general y precisa la metodología que hay que seguir para concluir o validar la finalidad del proyecto. Estos deben estar escritos usando un verbo en tiempo infinitivo.</text:span><text:span text:style-name="T12"/></text:p>
            <text:p text:style-name="P5"/>
          </table:table-cell>
          <table:table-cell table:style-name="Table8.A1" office:value-type="string">
            <text:p text:style-name="P12"><text:span text:style-name="T3">Máximo 25 palabras por objetivo específico.</text:span><text:span text:style-name="T3"/></text:p>
            <text:p text:style-name="P5"/>
            <text:list text:style-name="WWNum1">
              <text:list-item>
                <text:p text:style-name="P26"><text:span text:style-name="T15">Establecer el modelo SCRUM para el desarrollo de la aplicaciòn.</text:span><text:span text:style-name="T17"/></text:p>
              </text:list-item>
              <text:list-item>
                <text:p text:style-name="P13"><text:span text:style-name="T15">&lt;&lt;Objetivo específico 2&gt;&gt;</text:span><text:span text:style-name="T17"/></text:p>
              </text:list-item>
              <text:list-item>
                <text:p text:style-name="P13"><text:span text:style-name="T15">….</text:span><text:span text:style-name="T17"/></text:p>
              </text:list-item>
              <text:list-item>
                <text:p text:style-name="P13"><text:span text:style-name="T15">&lt;&lt;Objetivo específico n&gt;&gt;</text:span><text:span text:style-name="T17"/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2"><text:span text:style-name="T5">Antecedentes</text:span><text:span text:style-name="T5"/></text:p>
            <text:p text:style-name="P5"/>
            <text:p text:style-name="P12"><text:span text:style-name="T12">Describir el origen del problema, aspectos y tecnologías que son involucrados. Cómo se detectó, que otras alternativas existen en el mercado y por qué es necesario crear esta nueva propuesta (tu proyecto). Es necesario incluir referencias bibliográficas, tipo IEEE, para sustentar las bases teóricas de este proyecto.</text:span><text:span text:style-name="T12"/></text:p>
            <text:p text:style-name="P5"/>
          </table:table-cell>
          <table:table-cell table:style-name="Table8.A1" office:value-type="string">
            <text:p text:style-name="P12"><text:span text:style-name="T3">Máximo 300 palabras.</text:span><text:span text:style-name="T3"/></text:p>
          </table:table-cell>
        </table:table-row>
        <table:table-row table:style-name="Table8.1">
          <table:table-cell table:style-name="Table8.A1" office:value-type="string">
            <text:p text:style-name="P12"><text:span text:style-name="T5">Justificación </text:span><text:span text:style-name="T5"/></text:p>
            <text:p text:style-name="P5"/>
            <text:p text:style-name="P12"><text:span text:style-name="T12">Argumentar la validez de este proyecto, cuáles son los aspectos nuevos de tu proyecto, que lo identifican como único. </text:span><text:span text:style-name="T12"/></text:p>
            <text:p text:style-name="P5"/>
          </table:table-cell>
          <table:table-cell table:style-name="Table8.A1" office:value-type="string">
            <text:p text:style-name="P12"><text:span text:style-name="T3">Máximo 200 palabras.</text:span><text:span text:style-name="T3"/></text:p>
          </table:table-cell>
        </table:table-row>
        <table:table-row table:style-name="Table8.1">
          <table:table-cell table:style-name="Table8.A1" office:value-type="string">
            <text:p text:style-name="P12"><text:span text:style-name="T5">Impacto social </text:span><text:span text:style-name="T5"/></text:p>
            <text:p text:style-name="P5"><text:soft-page-break/></text:p>
            <text:p text:style-name="P12"><text:span text:style-name="T12">En este apartado, se detalla la manera en la cual el proyecto impactará en la sociedad y/o en el ambiente. </text:span><text:span text:style-name="T12"/></text:p>
            <text:p text:style-name="P5"/>
          </table:table-cell>
          <table:table-cell table:style-name="Table8.A1" office:value-type="string">
            <text:p text:style-name="P12"><text:span text:style-name="T3">Máximo 200 palabras.</text:span><text:span text:style-name="T3"/></text:p>
          </table:table-cell>
        </table:table-row>
        <table:table-row table:style-name="Table8.1">
          <table:table-cell table:style-name="Table8.A1" office:value-type="string">
            <text:p text:style-name="P12"><text:span text:style-name="T5">Hipótesis</text:span><text:span text:style-name="T5"/></text:p>
            <text:p text:style-name="P5"/>
            <text:p text:style-name="P12"><text:span text:style-name="T12">Se debe especificar la hipótesis si el proyecto lo requiere. Resaltar las variables dependientes e independientes del proyecto, describir la población (muestra) en donde se experimentarán y se obtendrán los resultados que validarán o no la eficiencia de su producto.</text:span><text:span text:style-name="T12"/></text:p>
            <text:p text:style-name="P8"/>
            <text:p text:style-name="P8"/>
            <text:p text:style-name="P8"/>
          </table:table-cell>
          <table:table-cell table:style-name="Table8.A1" office:value-type="string">
            <text:p text:style-name="P12"><text:span text:style-name="T3">Máximo 50 palabras.</text:span><text:span text:style-name="T3"/></text:p>
            <text:p text:style-name="P5"/>
            <text:p text:style-name="P12"><text:span text:style-name="T3">Si aplica ( <text:s text:c="2"/>) <text:s text:c="31"/>No aplica ( <text:s/>)</text:span><text:span text:style-name="T3"/></text:p>
            <text:p text:style-name="P5"/>
            <text:p text:style-name="P12"><text:span text:style-name="T13">Hipótesis</text:span><text:span text:style-name="T3">:</text:span><text:span text:style-name="T3"/></text:p>
          </table:table-cell>
        </table:table-row>
        <table:table-row table:style-name="Table8.1">
          <table:table-cell table:style-name="Table8.A1" table:number-columns-spanned="2" office:value-type="string">
            <text:p text:style-name="P9"/>
            <text:p text:style-name="P9"/>
            <text:p text:style-name="P12"><text:span text:style-name="T5">Metodología propuesta</text:span><text:span text:style-name="T5"/></text:p>
            <text:p text:style-name="P5"/>
            <text:p text:style-name="P12"><text:span text:style-name="T12">Qué herramientas utilizará (software/hardware) así como técnicas, estándares y normas para garantizar la seguridad, las buenas prácticas, el seguimiento del proyecto y los medios estadísticos que garanticen su validez.</text:span><text:span text:style-name="T12"/></text:p>
            <text:p text:style-name="P5"/>
          </table:table-cell>
          <table:covered-table-cell/>
        </table:table-row>
        <table:table-row table:style-name="Table8.1">
          <table:table-cell table:style-name="Table8.A1" office:value-type="string">
            <text:p text:style-name="P5"/>
            <text:p text:style-name="P12"><text:span text:style-name="T5">Módulo 2:</text:span><text:span text:style-name="T5"/></text:p>
            <text:p text:style-name="P12"><text:span text:style-name="T5">Gestión de las tecnologías de la información</text:span><text:span text:style-name="T5"/></text:p>
            <text:p text:style-name="P5"/>
          </table:table-cell>
          <table:table-cell table:style-name="Table8.A1" office:value-type="string">
            <text:p text:style-name="P12"><text:span text:style-name="T3">Marca con una X, las que correspondan a tu proyecto, o completa la información requerida.</text:span><text:span text:style-name="T3"/></text:p>
            <text:p text:style-name="P5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0"/>
                  <text:p text:style-name="P12"><text:span text:style-name="T8">Modela e implementa un sistema de información aplicando la ingeniería de software, que garanticen la calidad del software, consistencia, integridad, seguridad de la información, mantenimiento, consulta, protección y almacenamiento de datos.</text:span><text:span text:style-name="T8"/></text:p>
                </table:table-cell>
                <table:table-cell table:style-name="Table3.A1" office:value-type="string">
                  <text:p text:style-name="P5"/>
                  <text:p text:style-name="P12"><text:span text:style-name="T3">SCRUM <text:s text:c="20"/>( <text:s text:c="6"/>)</text:span><text:span text:style-name="T3"/></text:p>
                  <text:p text:style-name="P12"><text:span text:style-name="T3">Método cascada <text:s text:c="4"/>( <text:s text:c="6"/>)</text:span><text:span text:style-name="T3"/></text:p>
                  <text:p text:style-name="P12"><text:span text:style-name="T3">Método espiral <text:s text:c="6"/>( <text:s text:c="6"/>)</text:span><text:span text:style-name="T3"/></text:p>
                  <text:p text:style-name="P5"/>
                  <text:p text:style-name="P12"><text:span text:style-name="T3">Otra: _________________________</text:span><text:span text:style-name="T3"/></text:p>
                  <text:p text:style-name="P5"/>
                </table:table-cell>
              </table:table-row>
              <table:table-row table:style-name="Table3.1">
                <table:table-cell table:style-name="Table3.A1" office:value-type="string">
                  <text:p text:style-name="P10"/>
                  <text:p text:style-name="P12"><text:span text:style-name="T8">Cloud computing</text:span><text:span text:style-name="T8"/></text:p>
                </table:table-cell>
                <table:table-cell table:style-name="Table3.A1" office:value-type="string">
                  <text:p text:style-name="P5"/>
                  <text:p text:style-name="P12"><text:span text:style-name="T3">( <text:s text:c="7"/>)</text:span><text:span text:style-name="T3"/></text:p>
                  <text:p text:style-name="P5"/>
                </table:table-cell>
              </table:table-row>
              <table:table-row table:style-name="Table3.1">
                <table:table-cell table:style-name="Table3.A1" office:value-type="string">
                  <text:p text:style-name="P10"/>
                  <text:p text:style-name="P12"><text:span text:style-name="T8">Big Data</text:span><text:span text:style-name="T8"/></text:p>
                </table:table-cell>
                <table:table-cell table:style-name="Table3.A1" office:value-type="string">
                  <text:p text:style-name="P5"/>
                  <text:p text:style-name="P12"><text:span text:style-name="T3">( <text:s text:c="7"/>)</text:span><text:span text:style-name="T3"/></text:p>
                  <text:p text:style-name="P5"/>
                </table:table-cell>
              </table:table-row>
              <table:table-row table:style-name="Table3.1">
                <table:table-cell table:style-name="Table3.A1" office:value-type="string">
                  <text:p text:style-name="P10"/>
                  <text:p text:style-name="P12"><text:span text:style-name="T8">IoT</text:span><text:span text:style-name="T8"/></text:p>
                </table:table-cell>
                <table:table-cell table:style-name="Table3.A1" office:value-type="string">
                  <text:p text:style-name="P5"/>
                  <text:p text:style-name="P12"><text:span text:style-name="T3">( <text:s text:c="7"/>)</text:span><text:span text:style-name="T3"/></text:p>
                  <text:p text:style-name="P5"/>
                </table:table-cell>
              </table:table-row>
              <table:table-row table:style-name="Table3.1">
                <table:table-cell table:style-name="Table3.A1" office:value-type="string">
                  <text:p text:style-name="P10"/>
                  <text:p text:style-name="P12"><text:span text:style-name="T8">Sistemas operativos</text:span><text:span text:style-name="T8"/></text:p>
                </table:table-cell>
                <table:table-cell table:style-name="Table3.A1" office:value-type="string">
                  <text:p text:style-name="P5"/>
                  <text:p text:style-name="P12"><text:span text:style-name="T3">Linux <text:s text:c="18"/>( <text:s text:c="8"/>)</text:span><text:span text:style-name="T3"/></text:p>
                  <text:p text:style-name="P12"><text:soft-page-break/><text:span text:style-name="T3">Windows <text:s text:c="11"/>( <text:s text:c="8"/>)</text:span><text:span text:style-name="T3"/></text:p>
                  <text:p text:style-name="P12"><text:span text:style-name="T3">Multiplaforma <text:s text:c="2"/>( <text:s text:c="8"/>)</text:span><text:span text:style-name="T3"/></text:p>
                  <text:p text:style-name="P5"/>
                  <text:p text:style-name="P12"><text:span text:style-name="T3">Otros: _________________________</text:span><text:span text:style-name="T3"/></text:p>
                  <text:p text:style-name="P5"/>
                </table:table-cell>
              </table:table-row>
              <table:table-row table:style-name="Table3.1">
                <table:table-cell table:style-name="Table3.A1" office:value-type="string">
                  <text:p text:style-name="P10"/>
                  <text:p text:style-name="P12"><text:span text:style-name="T8">Bases de datos locales y distribuidas</text:span><text:span text:style-name="T8"/></text:p>
                </table:table-cell>
                <table:table-cell table:style-name="Table3.A1" office:value-type="string">
                  <text:p text:style-name="P5"/>
                  <text:p text:style-name="P12"><text:span text:style-name="T3">Bases de datos relacionales <text:s text:c="3"/>( <text:s text:c="10"/>)</text:span><text:span text:style-name="T3"/></text:p>
                  <text:p text:style-name="P12"><text:span text:style-name="T3">Bases NoSQL <text:s text:c="29"/>( <text:s text:c="9"/>)</text:span><text:span text:style-name="T3"/></text:p>
                  <text:p text:style-name="P5"/>
                  <text:p text:style-name="P12"><text:span text:style-name="T3">Anota el nombre del SGDB: ____________</text:span><text:span text:style-name="T3"/></text:p>
                  <text:p text:style-name="P5"/>
                </table:table-cell>
              </table:table-row>
              <table:table-row table:style-name="Table3.1">
                <table:table-cell table:style-name="Table3.A1" office:value-type="string">
                  <text:p text:style-name="P10"/>
                  <text:p text:style-name="P12"><text:span text:style-name="T8">Otras:</text:span><text:span text:style-name="T8"/></text:p>
                </table:table-cell>
                <table:table-cell table:style-name="Table3.A1" office:value-type="string">
                  <text:p text:style-name="P5"/>
                  <text:p text:style-name="P12"><text:span text:style-name="T3">Enlistar nombres de estándares, normas, algoritmos, metodologías, herramientas a emplearse.</text:span><text:span text:style-name="T3"/></text:p>
                  <text:p text:style-name="P5"/>
                  <text:list xml:id="list3390098940" text:style-name="WWNum2">
                    <text:list-item>
                      <text:p text:style-name="P14"><text:span text:style-name="T15">&lt;&lt;Nombre 1&gt;&gt;</text:span><text:span text:style-name="T17"/></text:p>
                    </text:list-item>
                    <text:list-item>
                      <text:p text:style-name="P14"><text:span text:style-name="T15">&lt;&lt;Nombre 2&gt;&gt;</text:span><text:span text:style-name="T17"/></text:p>
                    </text:list-item>
                    <text:list-item>
                      <text:p text:style-name="P14"><text:span text:style-name="T15">…</text:span><text:span text:style-name="T17"/></text:p>
                    </text:list-item>
                    <text:list-item>
                      <text:p text:style-name="P14"><text:span text:style-name="T15">&lt;&lt;Nombre n&gt;&gt;</text:span><text:span text:style-name="T17"/></text:p>
                    </text:list-item>
                  </text:list>
                  <text:p text:style-name="P5"/>
                </table:table-cell>
              </table:table-row>
            </table:table>
            <text:p text:style-name="P5"/>
            <text:p text:style-name="P5"/>
          </table:table-cell>
        </table:table-row>
        <table:table-row table:style-name="Table8.1">
          <table:table-cell table:style-name="Table8.A1" office:value-type="string">
            <text:p text:style-name="P9"/>
            <text:p text:style-name="P12"><text:span text:style-name="T5">Módulo 3:</text:span><text:span text:style-name="T5"/></text:p>
            <text:p text:style-name="P12"><text:span text:style-name="T5">Sistemas Robustos, Paralelos y Distribuidos</text:span><text:span text:style-name="T3"/></text:p>
          </table:table-cell>
          <table:table-cell table:style-name="Table8.A1" office:value-type="string">
            <text:p text:style-name="P5"/>
            <text:p text:style-name="P12"><text:span text:style-name="T3">Marca con una X, las que correspondan a tu proyecto, o completa la información requerida.</text:span><text:span text:style-name="T3"/></text:p>
            <text:p text:style-name="P5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0"/>
                  <text:p text:style-name="P12"><text:span text:style-name="T8">Distribuye el trabajo en diferentes entidades funcionales</text:span><text:span text:style-name="T8"/></text:p>
                </table:table-cell>
                <table:table-cell table:style-name="Table4.A1" office:value-type="string">
                  <text:p text:style-name="P5"/>
                  <text:p text:style-name="P12"><text:span text:style-name="T3">Servicios distribuidos en la nube <text:s text:c="5"/>( <text:s text:c="5"/>)</text:span><text:span text:style-name="T3"/></text:p>
                  <text:p text:style-name="P12"><text:span text:style-name="T3">Hilos (App, SO, HW) <text:s text:c="27"/>( <text:s text:c="5"/>)</text:span><text:span text:style-name="T3"/></text:p>
                  <text:p text:style-name="P12"><text:span text:style-name="T3">Cliente-servidor <text:s text:c="34"/>( <text:s text:c="5"/>)</text:span><text:span text:style-name="T3"/></text:p>
                  <text:p text:style-name="P5"/>
                  <text:p text:style-name="P12"><text:span text:style-name="T3">Otros: _________________________</text:span><text:span text:style-name="T3"/></text:p>
                  <text:p text:style-name="P5"/>
                </table:table-cell>
              </table:table-row>
              <table:table-row table:style-name="Table4.1">
                <table:table-cell table:style-name="Table4.A1" office:value-type="string">
                  <text:p text:style-name="P10"/>
                  <text:p text:style-name="P12"><text:span text:style-name="T8">Se utiliza programación paralela para resolver la </text:span><text:soft-page-break/><text:span text:style-name="T8">problemática</text:span><text:span text:style-name="T8"/></text:p>
                </table:table-cell>
                <table:table-cell table:style-name="Table4.A1" office:value-type="string">
                  <text:p text:style-name="P5"/>
                  <text:p text:style-name="P12"><text:span text:style-name="T3">( <text:s text:c="9"/>)</text:span><text:span text:style-name="T3"/></text:p>
                  <text:p text:style-name="P5"/>
                </table:table-cell>
              </table:table-row>
              <table:table-row table:style-name="Table4.1">
                <table:table-cell table:style-name="Table4.A1" office:value-type="string">
                  <text:p text:style-name="P10"/>
                  <text:p text:style-name="P12"><text:span text:style-name="T8">La propuesta de solución incluye elementos hipermedia que garantizan la interacción humano-computadora (Páginas web dinámicas).</text:span><text:span text:style-name="T8"/></text:p>
                  <text:p text:style-name="P10"/>
                </table:table-cell>
                <table:table-cell table:style-name="Table4.A1" office:value-type="string">
                  <text:p text:style-name="P5"/>
                  <text:p text:style-name="P12"><text:span text:style-name="T3">( <text:s text:c="7"/>)</text:span><text:span text:style-name="T3"/></text:p>
                  <text:p text:style-name="P5"/>
                </table:table-cell>
              </table:table-row>
              <table:table-row table:style-name="Table4.1">
                <table:table-cell table:style-name="Table4.A1" office:value-type="string">
                  <text:p text:style-name="P10"/>
                  <text:p text:style-name="P12"><text:span text:style-name="T8">Otras:</text:span><text:span text:style-name="T8"/></text:p>
                </table:table-cell>
                <table:table-cell table:style-name="Table4.A1" office:value-type="string">
                  <text:p text:style-name="P5"/>
                  <text:p text:style-name="P12"><text:span text:style-name="T3">Enlistar nombres de estándares, normas, algoritmos, metodologías, herramientas a emplearse.</text:span><text:span text:style-name="T3"/></text:p>
                  <text:p text:style-name="P5"/>
                  <text:list xml:id="list202128250820083" text:continue-numbering="true" text:style-name="WWNum2">
                    <text:list-item>
                      <text:p text:style-name="P14"><text:span text:style-name="T15">&lt;&lt;Nombre 1&gt;&gt;</text:span><text:span text:style-name="T17"/></text:p>
                    </text:list-item>
                    <text:list-item>
                      <text:p text:style-name="P14"><text:span text:style-name="T15">&lt;&lt;Nombre 2&gt;&gt;</text:span><text:span text:style-name="T17"/></text:p>
                    </text:list-item>
                    <text:list-item>
                      <text:p text:style-name="P14"><text:span text:style-name="T15">…</text:span><text:span text:style-name="T17"/></text:p>
                    </text:list-item>
                    <text:list-item>
                      <text:p text:style-name="P14"><text:span text:style-name="T15">&lt;&lt;Nombre n&gt;&gt;</text:span><text:span text:style-name="T17"/></text:p>
                    </text:list-item>
                  </text:list>
                  <text:p text:style-name="P5"/>
                </table:table-cell>
              </table:table-row>
            </table:table>
            <text:p text:style-name="P5"/>
            <text:p text:style-name="P5"/>
          </table:table-cell>
        </table:table-row>
        <table:table-row table:style-name="Table8.1">
          <table:table-cell table:style-name="Table8.A1" office:value-type="string">
            <text:p text:style-name="P9"/>
            <text:p text:style-name="P12"><text:span text:style-name="T5">Módulo 4:</text:span><text:span text:style-name="T5"/></text:p>
            <text:p text:style-name="P9"/>
            <text:p text:style-name="P12"><text:span text:style-name="T5">Cómputo Flexible (softcomputing)</text:span><text:span text:style-name="T3"/></text:p>
          </table:table-cell>
          <table:table-cell table:style-name="Table8.A1" office:value-type="string">
            <text:p text:style-name="P5"/>
            <text:p text:style-name="P12"><text:span text:style-name="T3">Marca con una X, las que correspondan a tu proyecto, o completa la información requerida.</text:span><text:span text:style-name="T3"/></text:p>
            <text:p text:style-name="P5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12"><text:span text:style-name="T8">Aplicación correcta y creativa de las técnicas de cómputo flexible para lograr un comportamiento inteligente que denote claramente que el sistema va adaptándose a situaciones y casos, respondiendo adecuadamente en cada circunstancia; evidenciando así una respuesta flexible y ad hoc. </text:span><text:span text:style-name="T8"/></text:p>
                  <text:p text:style-name="P10"/>
                </table:table-cell>
                <table:covered-table-cell/>
              </table:table-row>
              <table:table-row table:style-name="Table7.1">
                <table:table-cell table:style-name="Table7.A1" office:value-type="string">
                  <text:p text:style-name="P10"/>
                  <text:p text:style-name="P12"><text:span text:style-name="T8">Minería de datos</text:span><text:span text:style-name="T8"/></text:p>
                  <text:p text:style-name="P10"/>
                </table:table-cell>
                <table:table-cell table:style-name="Table7.A1" office:value-type="string">
                  <text:p text:style-name="P5"/>
                  <text:p text:style-name="P12"><text:span text:style-name="T3">( <text:s text:c="5"/>)</text:span><text:span text:style-name="T3"/></text:p>
                  <text:p text:style-name="P5"/>
                  <text:p text:style-name="P5"/>
                  <text:p text:style-name="P12"><text:span text:style-name="T3">Algoritmos:</text:span><text:span text:style-name="T3"/></text:p>
                  <text:p text:style-name="P5"/>
                  <text:p text:style-name="P12"><text:span text:style-name="T3">Árboles de decisión <text:s text:c="34"/>( <text:s text:c="10"/>)</text:span><text:span text:style-name="T3"/></text:p>
                  <text:p text:style-name="P12"><text:span text:style-name="T3">El algoritmo K-means <text:s text:c="31"/>( <text:s text:c="10"/>)</text:span><text:span text:style-name="T3"/></text:p>
                  <text:p text:style-name="P12"><text:span text:style-name="T3">Máquinas de vectores de soporte <text:s text:c="9"/>( <text:s text:c="10"/>)</text:span><text:span text:style-name="T3"/></text:p>
                  <text:p text:style-name="P12"><text:span text:style-name="T3">El algoritmo a priori <text:s text:c="33"/>( <text:s text:c="10"/>)</text:span><text:span text:style-name="T3"/></text:p>
                  <text:p text:style-name="P12"><text:span text:style-name="T3">El algoritmo EM <text:s text:c="40"/>( <text:s text:c="10"/>)</text:span><text:span text:style-name="T3"/></text:p>
                  <text:p text:style-name="P12"><text:span text:style-name="T3">Algoritmo PageRank <text:s text:c="32"/>( <text:s text:c="10"/>)</text:span><text:span text:style-name="T3"/></text:p>
                  <text:p text:style-name="P12"><text:span text:style-name="T3">Algoritmo AdaBoost <text:s text:c="32"/>( <text:s text:c="10"/>)</text:span><text:span text:style-name="T3"/></text:p>
                  <text:p text:style-name="P12"><text:soft-page-break/><text:span text:style-name="T3">Algoritmo del vecino k más cercano <text:s text:c="5"/>( <text:s text:c="10"/>)</text:span><text:span text:style-name="T3"/></text:p>
                  <text:p text:style-name="P12"><text:span text:style-name="T3">Naive Baye <text:s text:c="48"/>( <text:s text:c="10"/>)</text:span><text:span text:style-name="T3"/></text:p>
                  <text:p text:style-name="P12"><text:span text:style-name="T3">Algoritmo CART <text:s text:c="40"/>( <text:s text:c="10"/>)</text:span><text:span text:style-name="T3"/></text:p>
                  <text:p text:style-name="P5"/>
                  <text:p text:style-name="P12"><text:span text:style-name="T3">Otros (s):</text:span><text:span text:style-name="T3"/></text:p>
                  <text:list xml:id="list2055083702" text:style-name="WWNum3">
                    <text:list-item>
                      <text:p text:style-name="P15"><text:span text:style-name="T15">&lt;&lt;Nombre 1&gt;&gt;</text:span><text:span text:style-name="T17"/></text:p>
                    </text:list-item>
                    <text:list-item>
                      <text:p text:style-name="P15"><text:span text:style-name="T15">&lt;&lt;Nombre 2&gt;&gt;</text:span><text:span text:style-name="T17"/></text:p>
                    </text:list-item>
                    <text:list-item>
                      <text:p text:style-name="P15"><text:span text:style-name="T15">…</text:span><text:span text:style-name="T17"/></text:p>
                    </text:list-item>
                    <text:list-item>
                      <text:p text:style-name="P15"><text:span text:style-name="T15">&lt;&lt;Nombre n</text:span><text:span text:style-name="T16">&gt;&gt;</text:span><text:span text:style-name="T17"/></text:p>
                    </text:list-item>
                  </text:list>
                  <text:p text:style-name="P5"/>
                  <text:p text:style-name="P12"><text:span text:style-name="T3">El algoritmo es de autoría propia:</text:span><text:span text:style-name="T3"/></text:p>
                  <text:p text:style-name="P12"><text:span text:style-name="T3">Sí ( <text:s text:c="11"/>) <text:s text:c="6"/>No <text:s/>( <text:s text:c="12"/>)</text:span><text:span text:style-name="T3"/></text:p>
                  <text:p text:style-name="P5"/>
                  <text:p text:style-name="P12"><text:span text:style-name="T3">Si tu respuesta anterior fue afirmativa, describir en máximo 100 palabras su algoritmo:</text:span><text:span text:style-name="T3"/></text:p>
                  <text:p text:style-name="P5"/>
                  <table:table table:name="Table5" table:style-name="Table5">
                    <table:table-column table:style-name="Table5.A"/>
                    <table:table-row table:style-name="Table5.1">
                      <table:table-cell table:style-name="Table5.A1" office:value-type="string">
                        <text:p text:style-name="P5"/>
                        <text:p text:style-name="P5"/>
                        <text:p text:style-name="P5"/>
                        <text:p text:style-name="P5"/>
                        <text:p text:style-name="P5"/>
                        <text:p text:style-name="P5"/>
                      </table:table-cell>
                    </table:table-row>
                  </table:table>
                  <text:p text:style-name="P5"/>
                  <text:p text:style-name="P5"/>
                </table:table-cell>
              </table:table-row>
              <table:table-row table:style-name="Table7.1">
                <table:table-cell table:style-name="Table7.A1" office:value-type="string">
                  <text:p text:style-name="P10"/>
                  <text:p text:style-name="P12"><text:span text:style-name="T8">Aprendizaje de máquina</text:span><text:span text:style-name="T8"/></text:p>
                  <text:p text:style-name="P12"><text:span text:style-name="T8">(Maching Learning) y /o áreas afines a la IA</text:span><text:span text:style-name="T8"/></text:p>
                  <text:p text:style-name="P10"/>
                </table:table-cell>
                <table:table-cell table:style-name="Table7.A1" office:value-type="string">
                  <text:p text:style-name="P5"/>
                  <text:p text:style-name="P5"/>
                  <text:p text:style-name="P12"><text:span text:style-name="T3">( <text:s text:c="5"/>)</text:span><text:span text:style-name="T3"/></text:p>
                  <text:p text:style-name="P5"/>
                  <text:p text:style-name="P5"/>
                  <text:p text:style-name="P12"><text:span text:style-name="T3">Algoritmos:</text:span><text:span text:style-name="T3"/></text:p>
                  <text:p text:style-name="P5"/>
                  <text:p text:style-name="P12"><text:span text:style-name="T14">Algoritmos de Regresión</text:span><text:span text:style-name="T14"/></text:p>
                  <text:p text:style-name="P12"><text:span text:style-name="T3">- Regresión Lineal <text:s text:c="13"/>( <text:s text:c="8"/>)</text:span><text:span text:style-name="T3"/></text:p>
                  <text:p text:style-name="P12"><text:span text:style-name="T3">- Regresión Logística <text:s text:c="8"/>( <text:s text:c="8"/>)</text:span><text:span text:style-name="T3"/></text:p>
                  <text:p text:style-name="P5"/>
                  <text:p text:style-name="P12"><text:span text:style-name="T14">Algoritmos basados en Instancia</text:span><text:span text:style-name="T14"/></text:p>
                  <text:p text:style-name="P12"><text:span text:style-name="T3">- k-Nearest Neighbor (kNN) <text:s text:c="12"/>( <text:s text:c="7"/>)</text:span><text:span text:style-name="T3"/></text:p>
                  <text:p text:style-name="P12"><text:span text:style-name="T3">- Self-Organizing Map <text:s text:c="22"/>( <text:s text:c="7"/>)</text:span><text:span text:style-name="T3"/></text:p>
                  <text:p text:style-name="P5"/>
                  <text:p text:style-name="P12"><text:span text:style-name="T14">Algoritmos de Árbol de Decisión</text:span><text:span text:style-name="T14"/></text:p>
                  <text:p text:style-name="P12"><text:span text:style-name="T3">- Arboles de Clasificación y Regresión (CART) <text:s text:c="4"/>( <text:s text:c="8"/></text:span><text:soft-page-break/><text:span text:style-name="T3">)</text:span><text:span text:style-name="T3"/></text:p>
                  <text:p text:style-name="P12"><text:span text:style-name="T3">- Decisión de Árbol condicional <text:s text:c="28"/>( <text:s text:c="8"/>)</text:span><text:span text:style-name="T3"/></text:p>
                  <text:p text:style-name="P12"><text:span text:style-name="T3">- Random Forest <text:s text:c="54"/>( <text:s text:c="8"/>)</text:span><text:span text:style-name="T3"/></text:p>
                  <text:p text:style-name="P5"/>
                  <text:p text:style-name="P12"><text:span text:style-name="T14">Algoritmos Bayesianos</text:span><text:span text:style-name="T14"/></text:p>
                  <text:p text:style-name="P12"><text:span text:style-name="T3">- Naive Bayes <text:s text:c="27"/>( <text:s text:c="7"/>)</text:span><text:span text:style-name="T3"/></text:p>
                  <text:p text:style-name="P12"><text:span text:style-name="T3">- Gaussian Naive Bayes <text:s text:c="10"/>( <text:s text:c="7"/>)</text:span><text:span text:style-name="T3"/></text:p>
                  <text:p text:style-name="P12"><text:span text:style-name="T3">- Multinomial Naive Bayes <text:s text:c="4"/>( <text:s text:c="7"/>)</text:span><text:span text:style-name="T3"/></text:p>
                  <text:p text:style-name="P12"><text:span text:style-name="T3">- Bayesian Network <text:s text:c="16"/>( <text:s text:c="7"/>)</text:span><text:span text:style-name="T3"/></text:p>
                  <text:p text:style-name="P5"/>
                  <text:p text:style-name="P11"/>
                  <text:p text:style-name="P12"><text:span text:style-name="T14">Algoritmos de Clustering (agrupación)</text:span><text:span text:style-name="T14"/></text:p>
                  <text:p text:style-name="P12"><text:span text:style-name="T3">- K-Means <text:s text:c="52"/>( <text:s text:c="11"/>)</text:span><text:span text:style-name="T3"/></text:p>
                  <text:p text:style-name="P12"><text:span text:style-name="T3">- K-Medians <text:s text:c="49"/>( <text:s text:c="12"/>)</text:span><text:span text:style-name="T3"/></text:p>
                  <text:p text:style-name="P12"><text:span text:style-name="T3">- Hierarchical Clustering <text:s text:c="28"/>( <text:s text:c="12"/>)</text:span><text:span text:style-name="T3"/></text:p>
                  <text:p text:style-name="P5"/>
                  <text:p text:style-name="P12"><text:span text:style-name="T14">Algoritmos de Redes Neuronales</text:span><text:span text:style-name="T14"/></text:p>
                  <text:p text:style-name="P12"><text:span text:style-name="T3">- Compuerta XO <text:s text:c="32"/>( <text:s text:c="8"/>)</text:span><text:span text:style-name="T3"/></text:p>
                  <text:p text:style-name="P12"><text:span text:style-name="T3">- Perceptron <text:s text:c="38"/>( <text:s text:c="8"/>)</text:span><text:span text:style-name="T3"/></text:p>
                  <text:p text:style-name="P12"><text:span text:style-name="T3">- Back-Propagation <text:s text:c="27"/>( <text:s text:c="8"/>)</text:span><text:span text:style-name="T3"/></text:p>
                  <text:p text:style-name="P12"><text:span text:style-name="T3">- Hopfield Network <text:s text:c="27"/>( <text:s text:c="8"/>)</text:span><text:span text:style-name="T3"/></text:p>
                  <text:p text:style-name="P12"><text:span text:style-name="T3">- MLP: Multi Layered Perceptron <text:s text:c="3"/>( <text:s text:c="8"/>)</text:span><text:span text:style-name="T3"/></text:p>
                  <text:p text:style-name="P5"/>
                  <text:p text:style-name="P12"><text:span text:style-name="T14">Algoritmos de Aprendizaje Profundo</text:span><text:span text:style-name="T14"/></text:p>
                  <text:p text:style-name="P12"><text:span text:style-name="T3">- Convolutional Neural Networks <text:s text:c="23"/>( <text:s text:c="8"/>)</text:span><text:span text:style-name="T3"/></text:p>
                  <text:p text:style-name="P12"><text:span text:style-name="T3">- Long Short Term Memory Neural Networks <text:s text:c="2"/>( <text:s text:c="8"/>)</text:span><text:span text:style-name="T3"/></text:p>
                  <text:p text:style-name="P5"/>
                  <text:p text:style-name="P12"><text:span text:style-name="T14">Algoritmos de Reducción de Dimensión</text:span><text:span text:style-name="T14"/></text:p>
                  <text:p text:style-name="P12"><text:span text:style-name="T3">- Principal Component Analysis (PCA) <text:s text:c="7"/>( <text:s text:c="8"/>)</text:span><text:span text:style-name="T3"/></text:p>
                  <text:p text:style-name="P12"><text:span text:style-name="T3">- t-SNE <text:s text:c="60"/>( <text:s text:c="8"/>)</text:span><text:span text:style-name="T3"/></text:p>
                  <text:p text:style-name="P5"/>
                  <text:p text:style-name="P12"><text:span text:style-name="T3">Otros (s): </text:span><text:span text:style-name="T3"/></text:p>
                  <text:list xml:id="list202127226483578" text:continue-numbering="true" text:style-name="WWNum3">
                    <text:list-item>
                      <text:p text:style-name="P15"><text:span text:style-name="T15">&lt;&lt;Nombre 1&gt;&gt;</text:span><text:span text:style-name="T17"/></text:p>
                    </text:list-item>
                    <text:list-item>
                      <text:p text:style-name="P15"><text:span text:style-name="T15">&lt;&lt;Nombre 2&gt;&gt;</text:span><text:span text:style-name="T17"/></text:p>
                    </text:list-item>
                    <text:list-item>
                      <text:p text:style-name="P15"><text:soft-page-break/><text:span text:style-name="T15">…</text:span><text:span text:style-name="T17"/></text:p>
                    </text:list-item>
                    <text:list-item>
                      <text:p text:style-name="P15"><text:span text:style-name="T15">&lt;&lt;Nombre n&gt;&gt;</text:span><text:span text:style-name="T17"/></text:p>
                    </text:list-item>
                  </text:list>
                  <text:p text:style-name="P5"/>
                  <text:p text:style-name="P5"/>
                  <text:p text:style-name="P12"><text:span text:style-name="T3">El algoritmo es de autoría propia:</text:span><text:span text:style-name="T3"/></text:p>
                  <text:p text:style-name="P12"><text:span text:style-name="T3">Sí ( <text:s text:c="11"/>) <text:s text:c="6"/>No <text:s/>( <text:s text:c="12"/>)</text:span><text:span text:style-name="T3"/></text:p>
                  <text:p text:style-name="P5"/>
                  <text:p text:style-name="P12"><text:span text:style-name="T3">Si tu respuesta anterior fue afirmativa, describir en máximo 100 palabras su algoritmo:</text:span><text:span text:style-name="T3"/></text:p>
                  <text:p text:style-name="P5"/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5"/>
                        <text:p text:style-name="P5"/>
                        <text:p text:style-name="P5"/>
                        <text:p text:style-name="P5"/>
                        <text:p text:style-name="P5"/>
                      </table:table-cell>
                    </table:table-row>
                  </table:table>
                  <text:p text:style-name="P5"/>
                  <text:p text:style-name="P5"/>
                </table:table-cell>
              </table:table-row>
              <table:table-row table:style-name="Table7.1">
                <table:table-cell table:style-name="Table7.A1" office:value-type="string">
                  <text:p text:style-name="P10"/>
                  <text:p text:style-name="P12"><text:span text:style-name="T8">Otras:</text:span><text:span text:style-name="T3"/></text:p>
                </table:table-cell>
                <table:table-cell table:style-name="Table7.A1" office:value-type="string">
                  <text:p text:style-name="P5"/>
                  <text:p text:style-name="P12"><text:span text:style-name="T3">Enlistar nombres de estándares, normas, algoritmos, metodologías, herramientas a emplearse.</text:span><text:span text:style-name="T3"/></text:p>
                  <text:p text:style-name="P5"/>
                  <text:list xml:id="list202127059623500" text:continue-list="list202128250820083" text:style-name="WWNum2">
                    <text:list-item>
                      <text:p text:style-name="P14"><text:span text:style-name="T15">&lt;&lt;Nombre 1&gt;&gt;</text:span><text:span text:style-name="T17"/></text:p>
                    </text:list-item>
                    <text:list-item>
                      <text:p text:style-name="P14"><text:span text:style-name="T15">&lt;&lt;Nombre 2&gt;&gt;</text:span><text:span text:style-name="T17"/></text:p>
                    </text:list-item>
                    <text:list-item>
                      <text:p text:style-name="P14"><text:span text:style-name="T15">…</text:span><text:span text:style-name="T17"/></text:p>
                    </text:list-item>
                    <text:list-item>
                      <text:p text:style-name="P14"><text:span text:style-name="T15">&lt;&lt;Nombre n&gt;&gt;</text:span><text:span text:style-name="T17"/></text:p>
                    </text:list-item>
                  </text:list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P6"/>
      <text:p text:style-name="P23"><text:span text:style-name="T5">Cronograma de actividades</text:span><text:span text:style-name="T5"/></text:p>
      <text:p text:style-name="P6"/>
      <text:p text:style-name="P23"><text:span text:style-name="T3">Representa una forma en la cual se deben estipular las fechas de inicio y de término de ciertas tareas. Los miembros participantes de la carrera de INNI deberán de colaborar en la totalidad de las tareas programadas en los módulos propuestos.</text:span><text:span text:style-name="T3"/></text:p>
      <text:p text:style-name="P6"/>
      <text:p text:style-name="P23"><text:span text:style-name="T3">Diseñar el cronograma máximo en una cuartilla, con orientación horizontal, y que sea legible, en escala de grises.</text:span><text:span text:style-name="T3"/></text:p>
      <text:p text:style-name="P6"/>
      <text:p text:style-name="P23"><text:span text:style-name="T5">Citas y referencias estilo IEEE.</text:span><text:span text:style-name="T5"/></text:p>
      <text:list xml:id="list202126565838351" text:continue-numbering="true" text:style-name="WWNum2">
        <text:list-item>
          <text:p text:style-name="P24"><text:span text:style-name="T15">Incluir por lo menos 5 referencias con sus respectivas citas.</text:span><text:span text:style-name="T17"/></text:p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MX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MX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9" style:family="table">
      <style:table-properties style:width="6.2701in" fo:margin-left="0.0069in" fo:margin-top="0in" fo:margin-bottom="0in" table:align="left" style:writing-mode="lr-tb"/>
    </style:style>
    <style:style style:name="Table9.A" style:family="table-column">
      <style:table-column-properties style:column-width="3.1347in"/>
    </style:style>
    <style:style style:name="Table9.1" style:family="table-row">
      <style:table-row-properties style:min-row-height="0.2639in" fo:keep-together="auto"/>
    </style:style>
    <style:style style:name="Table9.A1" style:family="table-cell">
      <style:table-cell-properties fo:background-color="transparent" fo:padding="0.0694in" fo:border="1pt solid #ffffff">
        <style:background-image/>
      </style:table-cell-properties>
    </style:style>
    <style:style style:name="Table9.2" style:family="table-row">
      <style:table-row-properties style:min-row-height="0.2083in" fo:keep-together="auto"/>
    </style:style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left="0in" fo:margin-right="0in" fo:text-align="center" style:justify-single-word="false" fo:orphans="0" fo:widows="0" fo:text-indent="-0.0016in" style:auto-text-indent="false"/>
      <style:text-properties style:font-name="Calibri" style:font-name-asian="Calibri1" style:font-name-complex="Calibri1"/>
    </style:style>
    <style:style style:name="MP4" style:family="paragraph" style:parent-style-name="Standard">
      <style:paragraph-properties fo:margin-left="0in" fo:margin-right="0in" fo:line-height="100%" fo:text-align="center" style:justify-single-word="false" fo:orphans="0" fo:widows="0" fo:text-indent="-0.0016in" style:auto-text-indent="false"/>
    </style:style>
    <style:style style:name="MT1" style:family="text">
      <style:text-properties style:font-name="Calibri" fo:font-size="8pt" style:font-name-asian="Calibri1" style:font-size-asian="8pt" style:font-name-complex="Calibri1" style:font-size-complex="8pt"/>
    </style:style>
    <style:style style:name="M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text:anchor-type="char" draw:z-index="7" draw:name="WordPictureWatermark24510624" draw:style-name="Mgr1" draw:text-style-name="MP1" svg:width="8.5004in" svg:height="11.6776in" svg:x="-0.902in" svg:y="-1.4189in"><draw:image xlink:href="Pictures/10000000000004FB00000672B6D7260ADE9D3C40.png" xlink:type="simple" xlink:show="embed" xlink:actuate="onLoad" draw:mime-type="image/png"><text:p/></draw:image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><draw:rect text:anchor-type="as-char" style:rel-width="100%" draw:z-index="15" draw:style-name="Mgr2" draw:text-style-name="MP2" svg:width="6.6933in" svg:height="0.0213in"><text:p/></draw:rect></text:p>
      </style:header>
      <style:footer>
        <table:table table:name="Table9" table:style-name="Table9">
          <table:table-column table:style-name="Table9.A" table:number-columns-repeated="2"/>
          <table:table-row table:style-name="Table9.1">
            <table:table-cell table:style-name="Table9.A1" office:value-type="string">
              <text:p text:style-name="MP3"/>
            </table:table-cell>
            <table:table-cell table:style-name="Table9.A1" office:value-type="string">
              <text:p text:style-name="MP3"/>
            </table:table-cell>
          </table:table-row>
          <table:table-row table:style-name="Table9.2">
            <table:table-cell table:style-name="Table9.A1" office:value-type="string">
              <text:p text:style-name="MP4"><text:span text:style-name="MT1">Firma </text:span><text:span text:style-name="MT1"/></text:p>
              <text:p text:style-name="MP4"><text:span text:style-name="MT1">&lt;&lt;Nombre Alumno (Representante)&gt;&gt; </text:span><text:span text:style-name="MT1"/></text:p>
            </table:table-cell>
            <table:table-cell table:style-name="Table9.A1" office:value-type="string">
              <text:p text:style-name="MP4"><text:span text:style-name="MT1">Vo. Bo. Firma</text:span><text:span text:style-name="MT1"/></text:p>
              <text:p text:style-name="MP4"><text:span text:style-name="MT1">&lt;&lt;Nombre Profesor (1er Asesor)&gt;&gt;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3</meta:editing-cycles>
    <meta:creation-date>2023-08-24T01:55:00</meta:creation-date>
    <dc:date>2024-02-21T20:21:25.510454182</dc:date>
    <meta:editing-duration>PT28M52S</meta:editing-duration>
    <meta:generator>LibreOffice/7.4.7.2$Linux_X86_64 LibreOffice_project/40$Build-2</meta:generator>
    <meta:document-statistic meta:table-count="9" meta:image-count="0" meta:object-count="0" meta:page-count="8" meta:paragraph-count="201" meta:word-count="1175" meta:character-count="8923" meta:non-whitespace-character-count="6431"/>
    <meta:user-defined meta:name="AppVersion">16.0000</meta:user-defined>
    <meta:user-defined meta:name="Company">HP Inc.</meta:user-defined>
    <meta:template xlink:type="simple" xlink:actuate="onRequest" xlink:title="Normal" xlink:href=""/>
  </office:meta>
</office:document-meta>
</file>